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3764in"/>
    </style:style>
    <style:style style:name="co9" style:family="table-column">
      <style:table-column-properties fo:break-before="auto" style:column-width="0.3957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1.4661in"/>
    </style:style>
    <style:style style:name="co17" style:family="table-column">
      <style:table-column-properties fo:break-before="auto" style:column-width="1.5154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1.6244in"/>
    </style:style>
    <style:style style:name="co20" style:family="table-column">
      <style:table-column-properties fo:break-before="auto" style:column-width="1.7437in"/>
    </style:style>
    <style:style style:name="ro1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7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25" style:family="table-cell" style:parent-style-name="Default" style:data-style-name="N118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118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e6ff00"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="2.49pt solid #008000" fo:padding-bottom="0.0193in" fo:padding-left="0.0138in" fo:padding-right="0.0138in" fo:padding-top="0.0193in"/>
    </style:style>
    <style:style style:name="ce19" style:family="table-cell" style:parent-style-name="Default" style:data-style-name="N117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2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33" style:family="table-cell" style:parent-style-name="Default" style:data-style-name="N51">
      <style:table-cell-properties fo:border="2.49pt solid #008000"/>
    </style:style>
    <style:style style:name="ce3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5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36" style:family="table-cell" style:parent-style-name="Default" style:data-style-name="N51">
      <style:table-cell-properties fo:background-color="#e6ff00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7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e6ff00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Timestamps" table:style-name="ta1">
        <table:table-column table:style-name="co8" table:default-cell-style-name="ce17"/>
        <table:table-column table:style-name="co9" table:default-cell-style-name="ce17"/>
        <table:table-column table:style-name="co15" table:default-cell-style-name="ce17"/>
        <table:table-column table:style-name="co4" table:default-cell-style-name="ce27"/>
        <table:table-column table:style-name="co16" table:default-cell-style-name="ce30"/>
        <table:table-column table:style-name="co17" table:number-columns-repeated="2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4" table:number-columns-repeated="1014" table:default-cell-style-name="Default"/>
        <table:table-row table:style-name="ro1">
          <table:table-cell table:style-name="ce13" office:value-type="string">
            <text:p>Octave calculations via timestamps.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14" office:value-type="string">
            <text:p>Description:<text:span text:style-name="T1"> Supports several octave calculations on one sheet.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Note: Input timestamps are in the format: MM/DD/YYYY HH:MM:SS, where HH is in range [0, 23]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31" office:value-type="string">
            <text:p>Octave 1</text:p>
          </table:table-cell>
          <table:table-cell table:style-name="ce31" office:value-type="string">
            <text:p>Octave 2</text:p>
          </table:table-cell>
          <table:table-cell table:style-name="ce31" office:value-type="string">
            <text:p>Octave 3</text:p>
          </table:table-cell>
          <table:table-cell table:style-name="ce31" office:value-type="string">
            <text:p>Octave 4</text:p>
          </table:table-cell>
          <table:table-cell table:style-name="ce31" office:value-type="string">
            <text:p>Octave 5</text:p>
          </table:table-cell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Default" office:value-type="string">
            <text:p>Start timestamp (DO):</text:p>
          </table:table-cell>
          <table:table-cell table:style-name="ce32" office:value-type="date" office:date-value="1931-10-03T10:00:00">
            <text:p>10/03/1931 10:00:00</text:p>
          </table:table-cell>
          <table:table-cell table:style-name="ce33" office:value-type="date" office:date-value="1926-10-23T16:42:00">
            <text:p>10/23/1926 16:42:00</text:p>
          </table:table-cell>
          <table:table-cell table:style-name="ce32" office:value-type="date" office:date-value="1926-10-06T17:14:00.0000001">
            <text:p>10/06/1926 17:14:00</text:p>
          </table:table-cell>
          <table:table-cell table:style-name="ce32" office:value-type="date" office:date-value="1927-03-15">
            <text:p>03/15/1927 00:00:00</text:p>
          </table:table-cell>
          <table:table-cell table:style-name="ce32" office:value-type="date" office:date-value="1927-01-24T12:00:00">
            <text:p>01/24/1927 12:00:00</text:p>
          </table:table-cell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Default" office:value-type="string">
            <text:p>End timestamp (DO):</text:p>
          </table:table-cell>
          <table:table-cell table:style-name="ce33" office:value-type="date" office:date-value="1932-01-07">
            <text:p>01/07/1932 00:00:00</text:p>
          </table:table-cell>
          <table:table-cell table:style-name="ce33" office:value-type="date" office:date-value="1927-01-01T15:28:00">
            <text:p>01/01/1927 15:28:00</text:p>
          </table:table-cell>
          <table:table-cell table:style-name="ce33" office:value-type="date" office:date-value="1927-06-03T17:14:00">
            <text:p>06/03/1927 17:14:00</text:p>
          </table:table-cell>
          <table:table-cell table:style-name="ce33" office:value-type="date" office:date-value="1927-06-04">
            <text:p>06/04/1927 00:00:00</text:p>
          </table:table-cell>
          <table:table-cell table:style-name="ce33" office:value-type="date" office:date-value="1927-05-19T12:00:00">
            <text:p>05/19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Hour diff (float):</text:p>
          </table:table-cell>
          <table:table-cell table:style-name="ce34" table:formula="of:=VALUE([.F$7]-[.F$6])*24" office:value-type="float" office:value="2294.00000000001">
            <text:p>2294</text:p>
          </table:table-cell>
          <table:table-cell table:style-name="ce34" table:formula="of:=VALUE([.G$7]-[.G$6])*24" office:value-type="float" office:value="1678.76666666666">
            <text:p>1678.7666666667</text:p>
          </table:table-cell>
          <table:table-cell table:style-name="ce34" table:formula="of:=VALUE([.H$7]-[.H$6])*24" office:value-type="float" office:value="5760">
            <text:p>5760</text:p>
          </table:table-cell>
          <table:table-cell table:style-name="ce34" table:formula="of:=VALUE([.I$7]-[.I$6])*24" office:value-type="float" office:value="1944">
            <text:p>1944</text:p>
          </table:table-cell>
          <table:table-cell table:style-name="ce34" table:formula="of:=VALUE([.J$7]-[.J$6])*24" office:value-type="float" office:value="2760">
            <text:p>2760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Day diff (float):</text:p>
          </table:table-cell>
          <table:table-cell table:style-name="ce13" table:formula="of:=VALUE([.F$7]-[.F$6])" office:value-type="float" office:value="95.5833333333339">
            <text:p>95.5833333333</text:p>
          </table:table-cell>
          <table:table-cell table:style-name="ce13" table:formula="of:=VALUE([.G$7]-[.G$6])" office:value-type="float" office:value="69.948611111111">
            <text:p>69.9486111111</text:p>
          </table:table-cell>
          <table:table-cell table:style-name="ce13" table:formula="of:=VALUE([.H$7]-[.H$6])" office:value-type="float" office:value="240">
            <text:p>240</text:p>
          </table:table-cell>
          <table:table-cell table:style-name="ce13" table:formula="of:=VALUE([.I$7]-[.I$6])" office:value-type="float" office:value="81">
            <text:p>81</text:p>
          </table:table-cell>
          <table:table-cell table:style-name="ce13" table:formula="of:=VALUE([.J$7]-[.J$6])"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Diff (days hours mins):</text:p>
          </table:table-cell>
          <table:table-cell table:style-name="ce35" table:formula="of:=INT([.F$10]) &amp;&quot;d &quot; &amp; HOUR([.F$10]) &amp; &quot;h &quot; &amp; MINUTE([.F$10]) &amp; &quot;m&quot;" office:value-type="string" office:string-value="95d 14h 0m">
            <text:p>95d 14h 0m</text:p>
          </table:table-cell>
          <table:table-cell table:style-name="ce35" table:formula="of:=INT([.G$10]) &amp;&quot;d &quot; &amp; HOUR([.G$10]) &amp; &quot;h &quot; &amp; MINUTE([.G$10]) &amp; &quot;m&quot;" office:value-type="string" office:string-value="69d 22h 46m">
            <text:p>69d 22h 46m</text:p>
          </table:table-cell>
          <table:table-cell table:style-name="ce35" table:formula="of:=INT([.H$10]) &amp;&quot;d &quot; &amp; HOUR([.H$10]) &amp; &quot;h &quot; &amp; MINUTE([.H$10]) &amp; &quot;m&quot;" office:value-type="string" office:string-value="240d 0h 0m">
            <text:p>240d 0h 0m</text:p>
          </table:table-cell>
          <table:table-cell table:style-name="ce35" table:formula="of:=INT([.I$10]) &amp;&quot;d &quot; &amp; HOUR([.I$10]) &amp; &quot;h &quot; &amp; MINUTE([.I$10]) &amp; &quot;m&quot;" office:value-type="string" office:string-value="81d 0h 0m">
            <text:p>81d 0h 0m</text:p>
          </table:table-cell>
          <table:table-cell table:style-name="ce35" table:formula="of:=INT([.J$10]) &amp;&quot;d &quot; &amp; HOUR([.J$10]) &amp; &quot;h &quot; &amp; MINUTE([.J$10]) &amp; &quot;m&quot;" office:value-type="string" office:string-value="115d 0h 0m">
            <text:p>115d 0h 0m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Week diff (float):</text:p>
          </table:table-cell>
          <table:table-cell table:style-name="Default" table:formula="of:=[.F$10]/7" office:value-type="float" office:value="13.654761904762">
            <text:p>13.6547619048</text:p>
          </table:table-cell>
          <table:table-cell table:style-name="Default" table:formula="of:=[.G$10]/7" office:value-type="float" office:value="9.99265873015871">
            <text:p>9.9926587302</text:p>
          </table:table-cell>
          <table:table-cell table:style-name="Default" table:formula="of:=[.H$10]/7" office:value-type="float" office:value="34.2857142857143">
            <text:p>34.2857142857</text:p>
          </table:table-cell>
          <table:table-cell table:style-name="Default" table:formula="of:=[.I$10]/7" office:value-type="float" office:value="11.5714285714286">
            <text:p>11.5714285714</text:p>
          </table:table-cell>
          <table:table-cell table:style-name="Default" table:formula="of:=[.J$10]/7" office:value-type="float" office:value="16.4285714285714">
            <text:p>16.4285714286</text:p>
          </table:table-cell>
          <table:table-cell table:number-columns-repeated="1014"/>
        </table:table-row>
        <table:table-row table:style-name="ro3">
          <table:table-cell table:style-name="ce15"/>
          <table:table-cell table:style-name="ce15" office:value-type="string">
            <text:p>Custom diff divisor:</text:p>
          </table:table-cell>
          <table:table-cell table:style-name="ce15"/>
          <table:table-cell table:style-name="ce18" office:value-type="float" office:value="49">
            <text:p>49</text:p>
          </table:table-cell>
          <table:table-cell table:style-name="Default" office:value-type="string">
            <text:p>Diff (custom units):</text:p>
          </table:table-cell>
          <table:table-cell table:style-name="Default" table:formula="of:=[.F$10]/[.$D$13]" office:value-type="float" office:value="1.95068027210886">
            <text:p>1.9506802721</text:p>
          </table:table-cell>
          <table:table-cell table:style-name="Default" table:formula="of:=[.G$10]/[.$D$13]" office:value-type="float" office:value="1.42752267573696">
            <text:p>1.4275226757</text:p>
          </table:table-cell>
          <table:table-cell table:style-name="Default" table:formula="of:=[.H$10]/[.$D$13]" office:value-type="float" office:value="4.89795918367347">
            <text:p>4.8979591837</text:p>
          </table:table-cell>
          <table:table-cell table:style-name="Default" table:formula="of:=[.I$10]/[.$D$13]" office:value-type="float" office:value="1.6530612244898">
            <text:p>1.6530612245</text:p>
          </table:table-cell>
          <table:table-cell table:style-name="Default" table:formula="of:=[.J$10]/[.$D$13]" office:value-type="float" office:value="2.3469387755102">
            <text:p>2.3469387755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 table:style-name="ce16" office:value-type="string">
            <text:p>Do</text:p>
          </table:table-cell>
          <table:table-cell table:style-name="ce16" office:value-type="string">
            <text:p>P1</text:p>
          </table:table-cell>
          <table:table-cell table:style-name="ce16" office:value-type="string">
            <text:p>1/1</text:p>
          </table:table-cell>
          <table:table-cell table:style-name="ce19" office:value-type="float" office:value="1">
            <text:p>1.0</text:p>
          </table:table-cell>
          <table:table-cell table:style-name="ce29" table:formula="of:=[.D15]-1" office:value-type="float" office:value="0">
            <text:p>0</text:p>
          </table:table-cell>
          <table:table-cell table:style-name="ce36" table:formula="of:=[.F$6] + [.$E15]*[.F$10]" office:value-type="date" office:date-value="1931-10-03T10:00:00">
            <text:p>10/03/1931 10:00:00</text:p>
          </table:table-cell>
          <table:table-cell table:style-name="ce36" table:formula="of:=[.G$6] + [.$E15]*[.G$10]" office:value-type="date" office:date-value="1926-10-23T16:42:00">
            <text:p>10/23/1926 16:42:00</text:p>
          </table:table-cell>
          <table:table-cell table:style-name="ce36" table:formula="of:=[.H$6] + [.$E15]*[.H$10]" office:value-type="date" office:date-value="1926-10-06T17:14:00.0000001">
            <text:p>10/06/1926 17:14:00</text:p>
          </table:table-cell>
          <table:table-cell table:style-name="ce36" table:formula="of:=[.I$6] + [.$E15]*[.I$10]" office:value-type="date" office:date-value="1927-03-15">
            <text:p>03/15/1927 00:00:00</text:p>
          </table:table-cell>
          <table:table-cell table:style-name="ce36" table:formula="of:=[.J$6] + [.$E15]*[.J$10]" office:value-type="date" office:date-value="1927-01-24T12:00:00">
            <text:p>01/24/1927 12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256/243</text:p>
          </table:table-cell>
          <table:table-cell office:value-type="float" office:value="1.05349794238683">
            <text:p>1.0534979424</text:p>
          </table:table-cell>
          <table:table-cell table:formula="of:=[.D16]-1" office:value-type="float" office:value="0.05349794238683">
            <text:p>0.0534979424</text:p>
          </table:table-cell>
          <table:table-cell table:formula="of:=[.F$6] + [.$E16]*[.F$10]" office:value-type="date" office:date-value="1931-10-08T12:43:27.407407">
            <text:p>10/08/1931 12:43:27</text:p>
          </table:table-cell>
          <table:table-cell table:formula="of:=[.G$6] + [.$E16]*[.G$10]" office:value-type="date" office:date-value="1926-10-27T10:30:38.0246913">
            <text:p>10/27/1926 10:30:38</text:p>
          </table:table-cell>
          <table:table-cell table:formula="of:=[.H$6] + [.$E16]*[.H$10]" office:value-type="date" office:date-value="1926-10-19T13:22:53.3333334">
            <text:p>10/19/1926 13:22:53</text:p>
          </table:table-cell>
          <table:table-cell table:formula="of:=[.I$6] + [.$E16]*[.I$10]" office:value-type="date" office:date-value="1927-03-19T08:00:00.0000001">
            <text:p>03/19/1927 08:00:00</text:p>
          </table:table-cell>
          <table:table-cell table:formula="of:=[.J$6] + [.$E16]*[.J$10]" office:value-type="date" office:date-value="1927-01-30T15:39:15.5555556">
            <text:p>01/30/1927 15:39:16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6/15</text:p>
          </table:table-cell>
          <table:table-cell office:value-type="float" office:value="1.06666666666667">
            <text:p>1.0666666667</text:p>
          </table:table-cell>
          <table:table-cell table:formula="of:=[.D17]-1" office:value-type="float" office:value="0.06666666666667">
            <text:p>0.0666666667</text:p>
          </table:table-cell>
          <table:table-cell table:formula="of:=[.F$6] + [.$E17]*[.F$10]" office:value-type="date" office:date-value="1931-10-09T18:56:00">
            <text:p>10/09/1931 18:56:00</text:p>
          </table:table-cell>
          <table:table-cell table:formula="of:=[.G$6] + [.$E17]*[.G$10]" office:value-type="date" office:date-value="1926-10-28T08:37:04.0000001">
            <text:p>10/28/1926 08:37:04</text:p>
          </table:table-cell>
          <table:table-cell table:formula="of:=[.H$6] + [.$E17]*[.H$10]" office:value-type="date" office:date-value="1926-10-22T17:14:00.0000001">
            <text:p>10/22/1926 17:14:00</text:p>
          </table:table-cell>
          <table:table-cell table:formula="of:=[.I$6] + [.$E17]*[.I$10]" office:value-type="date" office:date-value="1927-03-20T09:36:00">
            <text:p>03/20/1927 09:36:00</text:p>
          </table:table-cell>
          <table:table-cell table:formula="of:=[.J$6] + [.$E17]*[.J$10]" office:value-type="date" office:date-value="1927-02-01T04:00:00.0000001">
            <text:p>02/01/1927 04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0/9</text:p>
          </table:table-cell>
          <table:table-cell office:value-type="float" office:value="1.11111111111111">
            <text:p>1.1111111111</text:p>
          </table:table-cell>
          <table:table-cell table:formula="of:=[.D18]-1" office:value-type="float" office:value="0.11111111111111">
            <text:p>0.1111111111</text:p>
          </table:table-cell>
          <table:table-cell table:formula="of:=[.F$6] + [.$E18]*[.F$10]" office:value-type="date" office:date-value="1931-10-14T00:53:20">
            <text:p>10/14/1931 00:53:20</text:p>
          </table:table-cell>
          <table:table-cell table:formula="of:=[.G$6] + [.$E18]*[.G$10]" office:value-type="date" office:date-value="1926-10-31T11:13:46.6666667">
            <text:p>10/31/1926 11:13:47</text:p>
          </table:table-cell>
          <table:table-cell table:formula="of:=[.H$6] + [.$E18]*[.H$10]" office:value-type="date" office:date-value="1926-11-02T09:14:00.0000001">
            <text:p>11/02/1926 09:14:00</text:p>
          </table:table-cell>
          <table:table-cell table:formula="of:=[.I$6] + [.$E18]*[.I$10]" office:value-type="date" office:date-value="1927-03-24">
            <text:p>03/24/1927 00:00:00</text:p>
          </table:table-cell>
          <table:table-cell table:formula="of:=[.J$6] + [.$E18]*[.J$10]" office:value-type="date" office:date-value="1927-02-06T06:40:00">
            <text:p>02/06/1927 06:4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Re</text:p>
          </table:table-cell>
          <table:table-cell table:style-name="ce16" office:value-type="string">
            <text:p>M2</text:p>
          </table:table-cell>
          <table:table-cell table:style-name="ce16" office:value-type="string">
            <text:p>9/8</text:p>
          </table:table-cell>
          <table:table-cell table:style-name="ce28" office:value-type="float" office:value="1.125">
            <text:p>1.125</text:p>
          </table:table-cell>
          <table:table-cell table:style-name="ce29" table:formula="of:=[.D19]-1" office:value-type="float" office:value="0.125">
            <text:p>0.125</text:p>
          </table:table-cell>
          <table:table-cell table:style-name="ce36" table:formula="of:=[.F$6] + [.$E19]*[.F$10]" office:value-type="date" office:date-value="1931-10-15T08:45:00">
            <text:p>10/15/1931 08:45:00</text:p>
          </table:table-cell>
          <table:table-cell table:style-name="ce36" table:formula="of:=[.G$6] + [.$E19]*[.G$10]" office:value-type="date" office:date-value="1926-11-01T10:32:44.9999999">
            <text:p>11/01/1926 10:32:45</text:p>
          </table:table-cell>
          <table:table-cell table:style-name="ce36" table:formula="of:=[.H$6] + [.$E19]*[.H$10]" office:value-type="date" office:date-value="1926-11-05T17:14:00.0000001">
            <text:p>11/05/1926 17:14:00</text:p>
          </table:table-cell>
          <table:table-cell table:style-name="ce36" table:formula="of:=[.I$6] + [.$E19]*[.I$10]" office:value-type="date" office:date-value="1927-03-25T03:00:00">
            <text:p>03/25/1927 03:00:00</text:p>
          </table:table-cell>
          <table:table-cell table:style-name="ce36" table:formula="of:=[.J$6] + [.$E19]*[.J$10]" office:value-type="date" office:date-value="1927-02-07T21:00:00">
            <text:p>02/07/1927 21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32/27</text:p>
          </table:table-cell>
          <table:table-cell office:value-type="float" office:value="1.18518518518519">
            <text:p>1.1851851852</text:p>
          </table:table-cell>
          <table:table-cell table:formula="of:=[.D20]-1" office:value-type="float" office:value="0.18518518518519">
            <text:p>0.1851851852</text:p>
          </table:table-cell>
          <table:table-cell table:formula="of:=[.F$6] + [.$E20]*[.F$10]" office:value-type="date" office:date-value="1931-10-21T02:48:53.333333">
            <text:p>10/21/1931 02:48:53</text:p>
          </table:table-cell>
          <table:table-cell table:formula="of:=[.G$6] + [.$E20]*[.G$10]" office:value-type="date" office:date-value="1926-11-05T15:34:57.7777779">
            <text:p>11/05/1926 15:34:58</text:p>
          </table:table-cell>
          <table:table-cell table:formula="of:=[.H$6] + [.$E20]*[.H$10]" office:value-type="date" office:date-value="1926-11-20T03:54:00.0000002">
            <text:p>11/20/1926 03:54:00</text:p>
          </table:table-cell>
          <table:table-cell table:formula="of:=[.I$6] + [.$E20]*[.I$10]" office:value-type="date" office:date-value="1927-03-30">
            <text:p>03/30/1927 00:00:00</text:p>
          </table:table-cell>
          <table:table-cell table:formula="of:=[.J$6] + [.$E20]*[.J$10]" office:value-type="date" office:date-value="1927-02-14T19:06:40.0000001">
            <text:p>02/14/1927 19:06:4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6/5</text:p>
          </table:table-cell>
          <table:table-cell office:value-type="float" office:value="1.2">
            <text:p>1.2</text:p>
          </table:table-cell>
          <table:table-cell table:formula="of:=[.D21]-1" office:value-type="float" office:value="0.2">
            <text:p>0.2</text:p>
          </table:table-cell>
          <table:table-cell table:formula="of:=[.F$6] + [.$E21]*[.F$10]" office:value-type="date" office:date-value="1931-10-22T12:48:00">
            <text:p>10/22/1931 12:48:00</text:p>
          </table:table-cell>
          <table:table-cell table:formula="of:=[.G$6] + [.$E21]*[.G$10]" office:value-type="date" office:date-value="1926-11-06T16:27:12">
            <text:p>11/06/1926 16:27:12</text:p>
          </table:table-cell>
          <table:table-cell table:formula="of:=[.H$6] + [.$E21]*[.H$10]" office:value-type="date" office:date-value="1926-11-23T17:14:00.0000001">
            <text:p>11/23/1926 17:14:00</text:p>
          </table:table-cell>
          <table:table-cell table:formula="of:=[.I$6] + [.$E21]*[.I$10]" office:value-type="date" office:date-value="1927-03-31T04:48:00.0000001">
            <text:p>03/31/1927 04:48:00</text:p>
          </table:table-cell>
          <table:table-cell table:formula="of:=[.J$6] + [.$E21]*[.J$10]" office:value-type="date" office:date-value="1927-02-16T12:00:00">
            <text:p>02/16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Mi</text:p>
          </table:table-cell>
          <table:table-cell table:style-name="ce16" office:value-type="string">
            <text:p>M3</text:p>
          </table:table-cell>
          <table:table-cell table:style-name="ce16" office:value-type="string">
            <text:p>5/4</text:p>
          </table:table-cell>
          <table:table-cell table:style-name="ce28" office:value-type="float" office:value="1.25">
            <text:p>1.25</text:p>
          </table:table-cell>
          <table:table-cell table:style-name="ce29" table:formula="of:=[.D22]-1" office:value-type="float" office:value="0.25">
            <text:p>0.25</text:p>
          </table:table-cell>
          <table:table-cell table:style-name="ce36" table:formula="of:=[.F$6] + [.$E22]*[.F$10]" office:value-type="date" office:date-value="1931-10-27T07:30:00">
            <text:p>10/27/1931 07:30:00</text:p>
          </table:table-cell>
          <table:table-cell table:style-name="ce36" table:formula="of:=[.G$6] + [.$E22]*[.G$10]" office:value-type="date" office:date-value="1926-11-10T04:23:30">
            <text:p>11/10/1926 04:23:30</text:p>
          </table:table-cell>
          <table:table-cell table:style-name="ce36" table:formula="of:=[.H$6] + [.$E22]*[.H$10]" office:value-type="date" office:date-value="1926-12-05T17:14:00.0000001">
            <text:p>12/05/1926 17:14:00</text:p>
          </table:table-cell>
          <table:table-cell table:style-name="ce36" table:formula="of:=[.I$6] + [.$E22]*[.I$10]" office:value-type="date" office:date-value="1927-04-04T06:00:00">
            <text:p>04/04/1927 06:00:00</text:p>
          </table:table-cell>
          <table:table-cell table:style-name="ce36" table:formula="of:=[.J$6] + [.$E22]*[.J$10]" office:value-type="date" office:date-value="1927-02-22T06:00:00">
            <text:p>02/22/1927 06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81/64</text:p>
          </table:table-cell>
          <table:table-cell office:value-type="float" office:value="1.265625">
            <text:p>1.265625</text:p>
          </table:table-cell>
          <table:table-cell table:formula="of:=[.D23]-1" office:value-type="float" office:value="0.265625">
            <text:p>0.265625</text:p>
          </table:table-cell>
          <table:table-cell table:formula="of:=[.F$6] + [.$E23]*[.F$10]" office:value-type="date" office:date-value="1931-10-28T19:20:37.5">
            <text:p>10/28/1931 19:20:37</text:p>
          </table:table-cell>
          <table:table-cell table:formula="of:=[.G$6] + [.$E23]*[.G$10]" office:value-type="date" office:date-value="1926-11-11T06:37:20.625">
            <text:p>11/11/1926 06:37:21</text:p>
          </table:table-cell>
          <table:table-cell table:formula="of:=[.H$6] + [.$E23]*[.H$10]" office:value-type="date" office:date-value="1926-12-09T11:14:00.0000001">
            <text:p>12/09/1926 11:14:00</text:p>
          </table:table-cell>
          <table:table-cell table:formula="of:=[.I$6] + [.$E23]*[.I$10]" office:value-type="date" office:date-value="1927-04-05T12:22:30">
            <text:p>04/05/1927 12:22:30</text:p>
          </table:table-cell>
          <table:table-cell table:formula="of:=[.J$6] + [.$E23]*[.J$10]" office:value-type="date" office:date-value="1927-02-24T01:07:30">
            <text:p>02/24/1927 01:07:3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Fa</text:p>
          </table:table-cell>
          <table:table-cell table:style-name="ce16" office:value-type="string">
            <text:p>P4</text:p>
          </table:table-cell>
          <table:table-cell table:style-name="ce16" office:value-type="string">
            <text:p>4/3</text:p>
          </table:table-cell>
          <table:table-cell table:style-name="ce28" office:value-type="float" office:value="1.33333333333333">
            <text:p>1.3333333333</text:p>
          </table:table-cell>
          <table:table-cell table:style-name="ce29" table:formula="of:=[.D24]-1" office:value-type="float" office:value="0.33333333333333">
            <text:p>0.3333333333</text:p>
          </table:table-cell>
          <table:table-cell table:style-name="ce36" table:formula="of:=[.F$6] + [.$E24]*[.F$10]" office:value-type="date" office:date-value="1931-11-04T06:40:00">
            <text:p>11/04/1931 06:40:00</text:p>
          </table:table-cell>
          <table:table-cell table:style-name="ce36" table:formula="of:=[.G$6] + [.$E24]*[.G$10]" office:value-type="date" office:date-value="1926-11-16T00:17:20">
            <text:p>11/16/1926 00:17:20</text:p>
          </table:table-cell>
          <table:table-cell table:style-name="ce36" table:formula="of:=[.H$6] + [.$E24]*[.H$10]" office:value-type="date" office:date-value="1926-12-25T17:14:00.0000001">
            <text:p>12/25/1926 17:14:00</text:p>
          </table:table-cell>
          <table:table-cell table:style-name="ce36" table:formula="of:=[.I$6] + [.$E24]*[.I$10]" office:value-type="date" office:date-value="1927-04-11">
            <text:p>04/11/1927 00:00:00</text:p>
          </table:table-cell>
          <table:table-cell table:style-name="ce36" table:formula="of:=[.J$6] + [.$E24]*[.J$10]" office:value-type="date" office:date-value="1927-03-03T19:59:59.9999999">
            <text:p>03/03/1927 20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P4</text:p>
          </table:table-cell>
          <table:table-cell office:value-type="string">
            <text:p>27/20</text:p>
          </table:table-cell>
          <table:table-cell office:value-type="float" office:value="1.35">
            <text:p>1.35</text:p>
          </table:table-cell>
          <table:table-cell table:formula="of:=[.D25]-1" office:value-type="float" office:value="0.35">
            <text:p>0.35</text:p>
          </table:table-cell>
          <table:table-cell table:formula="of:=[.F$6] + [.$E25]*[.F$10]" office:value-type="date" office:date-value="1931-11-05T20:54:00">
            <text:p>11/05/1931 20:54:00</text:p>
          </table:table-cell>
          <table:table-cell table:formula="of:=[.G$6] + [.$E25]*[.G$10]" office:value-type="date" office:date-value="1926-11-17T04:16:05.9999999">
            <text:p>11/17/1926 04:16:06</text:p>
          </table:table-cell>
          <table:table-cell table:formula="of:=[.H$6] + [.$E25]*[.H$10]" office:value-type="date" office:date-value="1926-12-29T17:14:00.0000001">
            <text:p>12/29/1926 17:14:00</text:p>
          </table:table-cell>
          <table:table-cell table:formula="of:=[.I$6] + [.$E25]*[.I$10]" office:value-type="date" office:date-value="1927-04-12T08:24:00">
            <text:p>04/12/1927 08:24:00</text:p>
          </table:table-cell>
          <table:table-cell table:formula="of:=[.J$6] + [.$E25]*[.J$10]" office:value-type="date" office:date-value="1927-03-05T18:00:00">
            <text:p>03/05/1927 18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45/32</text:p>
          </table:table-cell>
          <table:table-cell office:value-type="float" office:value="1.40625">
            <text:p>1.40625</text:p>
          </table:table-cell>
          <table:table-cell table:formula="of:=[.D26]-1" office:value-type="float" office:value="0.40625">
            <text:p>0.40625</text:p>
          </table:table-cell>
          <table:table-cell table:formula="of:=[.F$6] + [.$E26]*[.F$10]" office:value-type="date" office:date-value="1931-11-11T05:56:15">
            <text:p>11/11/1931 05:56:15</text:p>
          </table:table-cell>
          <table:table-cell table:formula="of:=[.G$6] + [.$E26]*[.G$10]" office:value-type="date" office:date-value="1926-11-21T02:41:56.25">
            <text:p>11/21/1926 02:41:56</text:p>
          </table:table-cell>
          <table:table-cell table:formula="of:=[.H$6] + [.$E26]*[.H$10]" office:value-type="date" office:date-value="1927-01-12T05:14:00.0000001">
            <text:p>01/12/1927 05:14:00</text:p>
          </table:table-cell>
          <table:table-cell table:formula="of:=[.I$6] + [.$E26]*[.I$10]" office:value-type="date" office:date-value="1927-04-16T21:45:00">
            <text:p>04/16/1927 21:45:00</text:p>
          </table:table-cell>
          <table:table-cell table:formula="of:=[.J$6] + [.$E26]*[.J$10]" office:value-type="date" office:date-value="1927-03-12T05:15:00">
            <text:p>03/12/1927 05:15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729/512</text:p>
          </table:table-cell>
          <table:table-cell office:value-type="float" office:value="1.423828125">
            <text:p>1.423828125</text:p>
          </table:table-cell>
          <table:table-cell table:formula="of:=[.D27]-1" office:value-type="float" office:value="0.423828125">
            <text:p>0.423828125</text:p>
          </table:table-cell>
          <table:table-cell table:formula="of:=[.F$6] + [.$E27]*[.F$10]" office:value-type="date" office:date-value="1931-11-12T22:15:42.1875">
            <text:p>11/12/1931 22:15:42</text:p>
          </table:table-cell>
          <table:table-cell table:formula="of:=[.G$6] + [.$E27]*[.G$10]" office:value-type="date" office:date-value="1926-11-22T08:12:30.7031249">
            <text:p>11/22/1926 08:12:31</text:p>
          </table:table-cell>
          <table:table-cell table:formula="of:=[.H$6] + [.$E27]*[.H$10]" office:value-type="date" office:date-value="1927-01-16T10:29:00.0000001">
            <text:p>01/16/1927 10:29:00</text:p>
          </table:table-cell>
          <table:table-cell table:formula="of:=[.I$6] + [.$E27]*[.I$10]" office:value-type="date" office:date-value="1927-04-18T07:55:18.75">
            <text:p>04/18/1927 07:55:19</text:p>
          </table:table-cell>
          <table:table-cell table:formula="of:=[.J$6] + [.$E27]*[.J$10]" office:value-type="date" office:date-value="1927-03-14T05:45:56.25">
            <text:p>03/14/1927 05:45:56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So</text:p>
          </table:table-cell>
          <table:table-cell table:style-name="ce16" office:value-type="string">
            <text:p>P5</text:p>
          </table:table-cell>
          <table:table-cell table:style-name="ce16" office:value-type="string">
            <text:p>3/2</text:p>
          </table:table-cell>
          <table:table-cell table:style-name="ce28" office:value-type="float" office:value="1.5">
            <text:p>1.5</text:p>
          </table:table-cell>
          <table:table-cell table:style-name="ce29" table:formula="of:=[.D28]-1" office:value-type="float" office:value="0.5">
            <text:p>0.5</text:p>
          </table:table-cell>
          <table:table-cell table:style-name="ce36" table:formula="of:=[.F$6] + [.$E28]*[.F$10]" office:value-type="date" office:date-value="1931-11-20T05:00:00">
            <text:p>11/20/1931 05:00:00</text:p>
          </table:table-cell>
          <table:table-cell table:style-name="ce36" table:formula="of:=[.G$6] + [.$E28]*[.G$10]" office:value-type="date" office:date-value="1926-11-27T16:05:00">
            <text:p>11/27/1926 16:05:00</text:p>
          </table:table-cell>
          <table:table-cell table:style-name="ce36" table:formula="of:=[.H$6] + [.$E28]*[.H$10]" office:value-type="date" office:date-value="1927-02-03T17:14:00.0000001">
            <text:p>02/03/1927 17:14:00</text:p>
          </table:table-cell>
          <table:table-cell table:style-name="ce36" table:formula="of:=[.I$6] + [.$E28]*[.I$10]" office:value-type="date" office:date-value="1927-04-24T12:00:00">
            <text:p>04/24/1927 12:00:00</text:p>
          </table:table-cell>
          <table:table-cell table:style-name="ce36" table:formula="of:=[.J$6] + [.$E28]*[.J$10]" office:value-type="date" office:date-value="1927-03-23">
            <text:p>03/23/1927 00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128/81</text:p>
          </table:table-cell>
          <table:table-cell office:value-type="float" office:value="1.58024691358025">
            <text:p>1.5802469136</text:p>
          </table:table-cell>
          <table:table-cell table:formula="of:=[.D29]-1" office:value-type="float" office:value="0.58024691358025">
            <text:p>0.5802469136</text:p>
          </table:table-cell>
          <table:table-cell table:formula="of:=[.F$6] + [.$E29]*[.F$10]" office:value-type="date" office:date-value="1931-11-27T21:05:11.111111">
            <text:p>11/27/1931 21:05:11</text:p>
          </table:table-cell>
          <table:table-cell table:formula="of:=[.G$6] + [.$E29]*[.G$10]" office:value-type="date" office:date-value="1926-12-03T06:47:57.037037">
            <text:p>12/03/1926 06:47:57</text:p>
          </table:table-cell>
          <table:table-cell table:formula="of:=[.H$6] + [.$E29]*[.H$10]" office:value-type="date" office:date-value="1927-02-22T23:27:20.0000001">
            <text:p>02/22/1927 23:27:20</text:p>
          </table:table-cell>
          <table:table-cell table:formula="of:=[.I$6] + [.$E29]*[.I$10]" office:value-type="date" office:date-value="1927-05-01">
            <text:p>05/01/1927 00:00:00</text:p>
          </table:table-cell>
          <table:table-cell table:formula="of:=[.J$6] + [.$E29]*[.J$10]" office:value-type="date" office:date-value="1927-04-01T05:28:53.3333334">
            <text:p>04/01/1927 05:28: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8/5</text:p>
          </table:table-cell>
          <table:table-cell office:value-type="float" office:value="1.6">
            <text:p>1.6</text:p>
          </table:table-cell>
          <table:table-cell table:formula="of:=[.D30]-1" office:value-type="float" office:value="0.6">
            <text:p>0.6</text:p>
          </table:table-cell>
          <table:table-cell table:formula="of:=[.F$6] + [.$E30]*[.F$10]" office:value-type="date" office:date-value="1931-11-29T18:24:00">
            <text:p>11/29/1931 18:24:00</text:p>
          </table:table-cell>
          <table:table-cell table:formula="of:=[.G$6] + [.$E30]*[.G$10]" office:value-type="date" office:date-value="1926-12-04T15:57:35.9999999">
            <text:p>12/04/1926 15:57:36</text:p>
          </table:table-cell>
          <table:table-cell table:formula="of:=[.H$6] + [.$E30]*[.H$10]" office:value-type="date" office:date-value="1927-02-27T17:14:00.0000001">
            <text:p>02/27/1927 17:14:00</text:p>
          </table:table-cell>
          <table:table-cell table:formula="of:=[.I$6] + [.$E30]*[.I$10]" office:value-type="date" office:date-value="1927-05-02T14:24:00">
            <text:p>05/02/1927 14:24:00</text:p>
          </table:table-cell>
          <table:table-cell table:formula="of:=[.J$6] + [.$E30]*[.J$10]" office:value-type="date" office:date-value="1927-04-03T12:00:00">
            <text:p>04/03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La</text:p>
          </table:table-cell>
          <table:table-cell table:style-name="ce16" office:value-type="string">
            <text:p>M6</text:p>
          </table:table-cell>
          <table:table-cell table:style-name="ce16" office:value-type="string">
            <text:p>5/3</text:p>
          </table:table-cell>
          <table:table-cell table:style-name="ce28" office:value-type="float" office:value="1.66666666666667">
            <text:p>1.6666666667</text:p>
          </table:table-cell>
          <table:table-cell table:style-name="ce29" table:formula="of:=[.D31]-1" office:value-type="float" office:value="0.66666666666667">
            <text:p>0.6666666667</text:p>
          </table:table-cell>
          <table:table-cell table:style-name="ce36" table:formula="of:=[.F$6] + [.$E31]*[.F$10]" office:value-type="date" office:date-value="1931-12-06T03:20:00">
            <text:p>12/06/1931 03:20:00</text:p>
          </table:table-cell>
          <table:table-cell table:style-name="ce36" table:formula="of:=[.G$6] + [.$E31]*[.G$10]" office:value-type="date" office:date-value="1926-12-09T07:52:40">
            <text:p>12/09/1926 07:52:40</text:p>
          </table:table-cell>
          <table:table-cell table:style-name="ce36" table:formula="of:=[.H$6] + [.$E31]*[.H$10]" office:value-type="date" office:date-value="1927-03-15T17:14:00.0000001">
            <text:p>03/15/1927 17:14:00</text:p>
          </table:table-cell>
          <table:table-cell table:style-name="ce36" table:formula="of:=[.I$6] + [.$E31]*[.I$10]" office:value-type="date" office:date-value="1927-05-08">
            <text:p>05/08/1927 00:00:00</text:p>
          </table:table-cell>
          <table:table-cell table:style-name="ce36" table:formula="of:=[.J$6] + [.$E31]*[.J$10]" office:value-type="date" office:date-value="1927-04-11T04:00:00.0000001">
            <text:p>04/11/1927 04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27/16</text:p>
          </table:table-cell>
          <table:table-cell office:value-type="float" office:value="1.6875">
            <text:p>1.6875</text:p>
          </table:table-cell>
          <table:table-cell table:formula="of:=[.D32]-1" office:value-type="float" office:value="0.6875">
            <text:p>0.6875</text:p>
          </table:table-cell>
          <table:table-cell table:formula="of:=[.F$6] + [.$E32]*[.F$10]" office:value-type="date" office:date-value="1931-12-08T03:07:30">
            <text:p>12/08/1931 03:07:30</text:p>
          </table:table-cell>
          <table:table-cell table:formula="of:=[.G$6] + [.$E32]*[.G$10]" office:value-type="date" office:date-value="1926-12-10T18:51:07.4999999">
            <text:p>12/10/1926 18:51:07</text:p>
          </table:table-cell>
          <table:table-cell table:formula="of:=[.H$6] + [.$E32]*[.H$10]" office:value-type="date" office:date-value="1927-03-20T17:14:00.0000001">
            <text:p>03/20/1927 17:14:00</text:p>
          </table:table-cell>
          <table:table-cell table:formula="of:=[.I$6] + [.$E32]*[.I$10]" office:value-type="date" office:date-value="1927-05-09T16:30:00">
            <text:p>05/09/1927 16:30:00</text:p>
          </table:table-cell>
          <table:table-cell table:formula="of:=[.J$6] + [.$E32]*[.J$10]" office:value-type="date" office:date-value="1927-04-13T13:30:00">
            <text:p>04/13/1927 13:3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16/9</text:p>
          </table:table-cell>
          <table:table-cell office:value-type="float" office:value="1.77777777777778">
            <text:p>1.7777777778</text:p>
          </table:table-cell>
          <table:table-cell table:formula="of:=[.D33]-1" office:value-type="float" office:value="0.77777777777778">
            <text:p>0.7777777778</text:p>
          </table:table-cell>
          <table:table-cell table:formula="of:=[.F$6] + [.$E33]*[.F$10]" office:value-type="date" office:date-value="1931-12-16T18:13:20">
            <text:p>12/16/1931 18:13:20</text:p>
          </table:table-cell>
          <table:table-cell table:formula="of:=[.G$6] + [.$E33]*[.G$10]" office:value-type="date" office:date-value="1926-12-17T02:24:26.6666666">
            <text:p>12/17/1926 02:24:27</text:p>
          </table:table-cell>
          <table:table-cell table:formula="of:=[.H$6] + [.$E33]*[.H$10]" office:value-type="date" office:date-value="1927-04-11T09:14:00.0000002">
            <text:p>04/11/1927 09:14:00</text:p>
          </table:table-cell>
          <table:table-cell table:formula="of:=[.I$6] + [.$E33]*[.I$10]" office:value-type="date" office:date-value="1927-05-17">
            <text:p>05/17/1927 00:00:00</text:p>
          </table:table-cell>
          <table:table-cell table:formula="of:=[.J$6] + [.$E33]*[.J$10]" office:value-type="date" office:date-value="1927-04-23T22:40:00.0000001">
            <text:p>04/23/1927 22:4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9/5</text:p>
          </table:table-cell>
          <table:table-cell office:value-type="float" office:value="1.8">
            <text:p>1.8</text:p>
          </table:table-cell>
          <table:table-cell table:formula="of:=[.D34]-1" office:value-type="float" office:value="0.8">
            <text:p>0.8</text:p>
          </table:table-cell>
          <table:table-cell table:formula="of:=[.F$6] + [.$E34]*[.F$10]" office:value-type="date" office:date-value="1931-12-18T21:12:00">
            <text:p>12/18/1931 21:12:00</text:p>
          </table:table-cell>
          <table:table-cell table:formula="of:=[.G$6] + [.$E34]*[.G$10]" office:value-type="date" office:date-value="1926-12-18T15:42:47.9999999">
            <text:p>12/18/1926 15:42:48</text:p>
          </table:table-cell>
          <table:table-cell table:formula="of:=[.H$6] + [.$E34]*[.H$10]" office:value-type="date" office:date-value="1927-04-16T17:14:00.0000001">
            <text:p>04/16/1927 17:14:00</text:p>
          </table:table-cell>
          <table:table-cell table:formula="of:=[.I$6] + [.$E34]*[.I$10]" office:value-type="date" office:date-value="1927-05-18T19:12:00">
            <text:p>05/18/1927 19:12:00</text:p>
          </table:table-cell>
          <table:table-cell table:formula="of:=[.J$6] + [.$E34]*[.J$10]" office:value-type="date" office:date-value="1927-04-26T12:00:00">
            <text:p>04/26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Ti</text:p>
          </table:table-cell>
          <table:table-cell table:style-name="ce16" office:value-type="string">
            <text:p>M7</text:p>
          </table:table-cell>
          <table:table-cell table:style-name="ce16" office:value-type="string">
            <text:p>15/8</text:p>
          </table:table-cell>
          <table:table-cell table:style-name="ce28" office:value-type="float" office:value="1.875">
            <text:p>1.875</text:p>
          </table:table-cell>
          <table:table-cell table:style-name="ce29" table:formula="of:=[.D35]-1" office:value-type="float" office:value="0.875">
            <text:p>0.875</text:p>
          </table:table-cell>
          <table:table-cell table:style-name="ce36" table:formula="of:=[.F$6] + [.$E35]*[.F$10]" office:value-type="date" office:date-value="1931-12-26T01:15:00">
            <text:p>12/26/1931 01:15:00</text:p>
          </table:table-cell>
          <table:table-cell table:style-name="ce36" table:formula="of:=[.G$6] + [.$E35]*[.G$10]" office:value-type="date" office:date-value="1926-12-23T21:37:15.0000001">
            <text:p>12/23/1926 21:37:15</text:p>
          </table:table-cell>
          <table:table-cell table:style-name="ce36" table:formula="of:=[.H$6] + [.$E35]*[.H$10]" office:value-type="date" office:date-value="1927-05-04T17:14:00.0000001">
            <text:p>05/04/1927 17:14:00</text:p>
          </table:table-cell>
          <table:table-cell table:style-name="ce36" table:formula="of:=[.I$6] + [.$E35]*[.I$10]" office:value-type="date" office:date-value="1927-05-24T21:00:00">
            <text:p>05/24/1927 21:00:00</text:p>
          </table:table-cell>
          <table:table-cell table:style-name="ce36" table:formula="of:=[.J$6] + [.$E35]*[.J$10]" office:value-type="date" office:date-value="1927-05-05T03:00:00">
            <text:p>05/05/1927 03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243/128</text:p>
          </table:table-cell>
          <table:table-cell office:value-type="float" office:value="1.8984375">
            <text:p>1.8984375</text:p>
          </table:table-cell>
          <table:table-cell table:formula="of:=[.D36]-1" office:value-type="float" office:value="0.8984375">
            <text:p>0.8984375</text:p>
          </table:table-cell>
          <table:table-cell table:formula="of:=[.F$6] + [.$E36]*[.F$10]" office:value-type="date" office:date-value="1931-12-28T07:00:56.25">
            <text:p>12/28/1931 07:00:56</text:p>
          </table:table-cell>
          <table:table-cell table:formula="of:=[.G$6] + [.$E36]*[.G$10]" office:value-type="date" office:date-value="1926-12-25T12:58:00.9375">
            <text:p>12/25/1926 12:58:01</text:p>
          </table:table-cell>
          <table:table-cell table:formula="of:=[.H$6] + [.$E36]*[.H$10]" office:value-type="date" office:date-value="1927-05-10T08:14:00.0000001">
            <text:p>05/10/1927 08:14:00</text:p>
          </table:table-cell>
          <table:table-cell table:formula="of:=[.I$6] + [.$E36]*[.I$10]" office:value-type="date" office:date-value="1927-05-26T18:33:45">
            <text:p>05/26/1927 18:33:45</text:p>
          </table:table-cell>
          <table:table-cell table:formula="of:=[.J$6] + [.$E36]*[.J$10]" office:value-type="date" office:date-value="1927-05-07T19:41:15">
            <text:p>05/07/1927 19:41:15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Do</text:p>
          </table:table-cell>
          <table:table-cell table:style-name="ce16" office:value-type="string">
            <text:p>P8</text:p>
          </table:table-cell>
          <table:table-cell table:style-name="ce16" office:value-type="string">
            <text:p>2/1</text:p>
          </table:table-cell>
          <table:table-cell table:style-name="ce28" office:value-type="float" office:value="2">
            <text:p>2</text:p>
          </table:table-cell>
          <table:table-cell table:style-name="ce29" table:formula="of:=[.D37]-1" office:value-type="float" office:value="1">
            <text:p>1</text:p>
          </table:table-cell>
          <table:table-cell table:style-name="ce36" table:formula="of:=[.F$6] + [.$E37]*[.F$10]" office:value-type="date" office:date-value="1932-01-07">
            <text:p>01/07/1932 00:00:00</text:p>
          </table:table-cell>
          <table:table-cell table:style-name="ce36" table:formula="of:=[.G$6] + [.$E37]*[.G$10]" office:value-type="date" office:date-value="1927-01-01T15:28:00">
            <text:p>01/01/1927 15:28:00</text:p>
          </table:table-cell>
          <table:table-cell table:style-name="ce36" table:formula="of:=[.H$6] + [.$E37]*[.H$10]" office:value-type="date" office:date-value="1927-06-03T17:14:00">
            <text:p>06/03/1927 17:14:00</text:p>
          </table:table-cell>
          <table:table-cell table:style-name="ce36" table:formula="of:=[.I$6] + [.$E37]*[.I$10]" office:value-type="date" office:date-value="1927-06-04">
            <text:p>06/04/1927 00:00:00</text:p>
          </table:table-cell>
          <table:table-cell table:style-name="ce36" table:formula="of:=[.J$6] + [.$E37]*[.J$10]" office:value-type="date" office:date-value="1927-05-19T12:00:00">
            <text:p>05/19/1927 12:00:00</text:p>
          </table:table-cell>
          <table:table-cell table:style-name="ce38" table:number-columns-repeated="1014"/>
        </table:table-row>
      </table:table>
      <table:table table:name="Numbers" table:style-name="ta1"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number-columns-repeated="4"/>
          <table:table-cell office:value-type="string">
            <text:p>Input cycle size:</text:p>
          </table:table-cell>
          <table:table-cell table:style-name="ce24" office:value-type="float" office:value="24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1</text:p>
          </table:table-cell>
          <table:table-cell table:style-name="ce20" office:value-type="string">
            <text:p>1/1</text:p>
          </table:table-cell>
          <table:table-cell table:style-name="ce21" office:value-type="float" office:value="1">
            <text:p>1.0</text:p>
          </table:table-cell>
          <table:table-cell table:style-name="ce23" table:formula="of:=[.D7]-1" office:value-type="float" office:value="0">
            <text:p>0</text:p>
          </table:table-cell>
          <table:table-cell table:style-name="ce25" table:formula="of:=[.$F$4]*[.E7]" office:value-type="float" office:value="0">
            <text:p>0.000</text:p>
          </table:table-cell>
          <table:table-cell table:style-name="ce25" table:formula="of:=[.$F$4]*[.D7]" office:value-type="float" office:value="24">
            <text:p>24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256/243</text:p>
          </table:table-cell>
          <table:table-cell table:style-name="ce8" office:value-type="float" office:value="1.05349794238683">
            <text:p>1.0534979424</text:p>
          </table:table-cell>
          <table:table-cell table:style-name="ce11" table:formula="of:=[.D8]-1" office:value-type="float" office:value="0.05349794238683">
            <text:p>0.0534979424</text:p>
          </table:table-cell>
          <table:table-cell table:style-name="ce26" table:formula="of:=[.$F$4]*[.E8]" office:value-type="float" office:value="1.28395061728392">
            <text:p>1.284</text:p>
          </table:table-cell>
          <table:table-cell table:style-name="ce26" table:formula="of:=[.$F$4]*[.D8]" office:value-type="float" office:value="25.2839506172839">
            <text:p>25.28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6/15</text:p>
          </table:table-cell>
          <table:table-cell table:style-name="ce8" office:value-type="float" office:value="1.06666666666667">
            <text:p>1.0666666667</text:p>
          </table:table-cell>
          <table:table-cell table:style-name="ce11" table:formula="of:=[.D9]-1" office:value-type="float" office:value="0.06666666666667">
            <text:p>0.0666666667</text:p>
          </table:table-cell>
          <table:table-cell table:style-name="ce26" table:formula="of:=[.$F$4]*[.E9]" office:value-type="float" office:value="1.60000000000008">
            <text:p>1.600</text:p>
          </table:table-cell>
          <table:table-cell table:style-name="ce26" table:formula="of:=[.$F$4]*[.D9]" office:value-type="float" office:value="25.6000000000001">
            <text:p>25.6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0/9</text:p>
          </table:table-cell>
          <table:table-cell table:style-name="ce8" office:value-type="float" office:value="1.11111111111111">
            <text:p>1.1111111111</text:p>
          </table:table-cell>
          <table:table-cell table:style-name="ce11" table:formula="of:=[.D10]-1" office:value-type="float" office:value="0.11111111111111">
            <text:p>0.1111111111</text:p>
          </table:table-cell>
          <table:table-cell table:style-name="ce26" table:formula="of:=[.$F$4]*[.E10]" office:value-type="float" office:value="2.66666666666664">
            <text:p>2.667</text:p>
          </table:table-cell>
          <table:table-cell table:style-name="ce26" table:formula="of:=[.$F$4]*[.D10]" office:value-type="float" office:value="26.6666666666666">
            <text:p>26.667</text:p>
          </table:table-cell>
          <table:table-cell/>
        </table:table-row>
        <table:table-row table:style-name="ro3">
          <table:table-cell table:style-name="ce20" office:value-type="string">
            <text:p>Re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9/8</text:p>
          </table:table-cell>
          <table:table-cell table:style-name="ce22" office:value-type="float" office:value="1.125">
            <text:p>1.125</text:p>
          </table:table-cell>
          <table:table-cell table:style-name="ce23" table:formula="of:=[.D11]-1" office:value-type="float" office:value="0.125">
            <text:p>0.125</text:p>
          </table:table-cell>
          <table:table-cell table:style-name="ce25" table:formula="of:=[.$F$4]*[.E11]" office:value-type="float" office:value="3">
            <text:p>3.000</text:p>
          </table:table-cell>
          <table:table-cell table:style-name="ce25" table:formula="of:=[.$F$4]*[.D11]" office:value-type="float" office:value="27">
            <text:p>27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32/27</text:p>
          </table:table-cell>
          <table:table-cell table:style-name="ce8" office:value-type="float" office:value="1.18518518518519">
            <text:p>1.1851851852</text:p>
          </table:table-cell>
          <table:table-cell table:style-name="ce11" table:formula="of:=[.D12]-1" office:value-type="float" office:value="0.18518518518519">
            <text:p>0.1851851852</text:p>
          </table:table-cell>
          <table:table-cell table:style-name="ce26" table:formula="of:=[.$F$4]*[.E12]" office:value-type="float" office:value="4.44444444444456">
            <text:p>4.444</text:p>
          </table:table-cell>
          <table:table-cell table:style-name="ce26" table:formula="of:=[.$F$4]*[.D12]" office:value-type="float" office:value="28.4444444444446">
            <text:p>28.44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6/5</text:p>
          </table:table-cell>
          <table:table-cell table:style-name="ce8" office:value-type="float" office:value="1.2">
            <text:p>1.2</text:p>
          </table:table-cell>
          <table:table-cell table:style-name="ce11" table:formula="of:=[.D13]-1" office:value-type="float" office:value="0.2">
            <text:p>0.2</text:p>
          </table:table-cell>
          <table:table-cell table:style-name="ce26" table:formula="of:=[.$F$4]*[.E13]" office:value-type="float" office:value="4.8">
            <text:p>4.800</text:p>
          </table:table-cell>
          <table:table-cell table:style-name="ce26" table:formula="of:=[.$F$4]*[.D13]" office:value-type="float" office:value="28.8">
            <text:p>28.800</text:p>
          </table:table-cell>
          <table:table-cell/>
        </table:table-row>
        <table:table-row table:style-name="ro3">
          <table:table-cell table:style-name="ce20" office:value-type="string">
            <text:p>Mi</text:p>
          </table:table-cell>
          <table:table-cell table:style-name="ce20" office:value-type="string">
            <text:p>M3</text:p>
          </table:table-cell>
          <table:table-cell table:style-name="ce20" office:value-type="string">
            <text:p>5/4</text:p>
          </table:table-cell>
          <table:table-cell table:style-name="ce22" office:value-type="float" office:value="1.25">
            <text:p>1.25</text:p>
          </table:table-cell>
          <table:table-cell table:style-name="ce23" table:formula="of:=[.D14]-1" office:value-type="float" office:value="0.25">
            <text:p>0.25</text:p>
          </table:table-cell>
          <table:table-cell table:style-name="ce25" table:formula="of:=[.$F$4]*[.E14]" office:value-type="float" office:value="6">
            <text:p>6.000</text:p>
          </table:table-cell>
          <table:table-cell table:style-name="ce25" table:formula="of:=[.$F$4]*[.D14]" office:value-type="float" office:value="30">
            <text:p>3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81/64</text:p>
          </table:table-cell>
          <table:table-cell table:style-name="ce8" office:value-type="float" office:value="1.265625">
            <text:p>1.265625</text:p>
          </table:table-cell>
          <table:table-cell table:style-name="ce11" table:formula="of:=[.D15]-1" office:value-type="float" office:value="0.265625">
            <text:p>0.265625</text:p>
          </table:table-cell>
          <table:table-cell table:style-name="ce26" table:formula="of:=[.$F$4]*[.E15]" office:value-type="float" office:value="6.375">
            <text:p>6.375</text:p>
          </table:table-cell>
          <table:table-cell table:style-name="ce26" table:formula="of:=[.$F$4]*[.D15]" office:value-type="float" office:value="30.375">
            <text:p>30.375</text:p>
          </table:table-cell>
          <table:table-cell/>
        </table:table-row>
        <table:table-row table:style-name="ro3">
          <table:table-cell table:style-name="ce20" office:value-type="string">
            <text:p>Fa</text:p>
          </table:table-cell>
          <table:table-cell table:style-name="ce20" office:value-type="string">
            <text:p>P4</text:p>
          </table:table-cell>
          <table:table-cell table:style-name="ce20" office:value-type="string">
            <text:p>4/3</text:p>
          </table:table-cell>
          <table:table-cell table:style-name="ce22" office:value-type="float" office:value="1.33333333333333">
            <text:p>1.3333333333</text:p>
          </table:table-cell>
          <table:table-cell table:style-name="ce23" table:formula="of:=[.D16]-1" office:value-type="float" office:value="0.33333333333333">
            <text:p>0.3333333333</text:p>
          </table:table-cell>
          <table:table-cell table:style-name="ce25" table:formula="of:=[.$F$4]*[.E16]" office:value-type="float" office:value="7.99999999999992">
            <text:p>8.000</text:p>
          </table:table-cell>
          <table:table-cell table:style-name="ce25" table:formula="of:=[.$F$4]*[.D16]" office:value-type="float" office:value="31.9999999999999">
            <text:p>32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P4</text:p>
          </table:table-cell>
          <table:table-cell table:style-name="ce5" office:value-type="string">
            <text:p>27/20</text:p>
          </table:table-cell>
          <table:table-cell table:style-name="ce8" office:value-type="float" office:value="1.35">
            <text:p>1.35</text:p>
          </table:table-cell>
          <table:table-cell table:style-name="ce11" table:formula="of:=[.D17]-1" office:value-type="float" office:value="0.35">
            <text:p>0.35</text:p>
          </table:table-cell>
          <table:table-cell table:style-name="ce26" table:formula="of:=[.$F$4]*[.E17]" office:value-type="float" office:value="8.4">
            <text:p>8.400</text:p>
          </table:table-cell>
          <table:table-cell table:style-name="ce26" table:formula="of:=[.$F$4]*[.D17]" office:value-type="float" office:value="32.4">
            <text:p>32.4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45/32</text:p>
          </table:table-cell>
          <table:table-cell table:style-name="ce8" office:value-type="float" office:value="1.40625">
            <text:p>1.40625</text:p>
          </table:table-cell>
          <table:table-cell table:style-name="ce11" table:formula="of:=[.D18]-1" office:value-type="float" office:value="0.40625">
            <text:p>0.40625</text:p>
          </table:table-cell>
          <table:table-cell table:style-name="ce26" table:formula="of:=[.$F$4]*[.E18]" office:value-type="float" office:value="9.75">
            <text:p>9.750</text:p>
          </table:table-cell>
          <table:table-cell table:style-name="ce26" table:formula="of:=[.$F$4]*[.D18]" office:value-type="float" office:value="33.75">
            <text:p>33.75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729/512</text:p>
          </table:table-cell>
          <table:table-cell table:style-name="ce8" office:value-type="float" office:value="1.423828125">
            <text:p>1.423828125</text:p>
          </table:table-cell>
          <table:table-cell table:style-name="ce11" table:formula="of:=[.D19]-1" office:value-type="float" office:value="0.423828125">
            <text:p>0.423828125</text:p>
          </table:table-cell>
          <table:table-cell table:style-name="ce26" table:formula="of:=[.$F$4]*[.E19]" office:value-type="float" office:value="10.171875">
            <text:p>10.172</text:p>
          </table:table-cell>
          <table:table-cell table:style-name="ce26" table:formula="of:=[.$F$4]*[.D19]" office:value-type="float" office:value="34.171875">
            <text:p>34.172</text:p>
          </table:table-cell>
          <table:table-cell/>
        </table:table-row>
        <table:table-row table:style-name="ro3">
          <table:table-cell table:style-name="ce20" office:value-type="string">
            <text:p>So</text:p>
          </table:table-cell>
          <table:table-cell table:style-name="ce20" office:value-type="string">
            <text:p>P5</text:p>
          </table:table-cell>
          <table:table-cell table:style-name="ce20" office:value-type="string">
            <text:p>3/2</text:p>
          </table:table-cell>
          <table:table-cell table:style-name="ce22" office:value-type="float" office:value="1.5">
            <text:p>1.5</text:p>
          </table:table-cell>
          <table:table-cell table:style-name="ce23" table:formula="of:=[.D20]-1" office:value-type="float" office:value="0.5">
            <text:p>0.5</text:p>
          </table:table-cell>
          <table:table-cell table:style-name="ce25" table:formula="of:=[.$F$4]*[.E20]" office:value-type="float" office:value="12">
            <text:p>12.000</text:p>
          </table:table-cell>
          <table:table-cell table:style-name="ce25" table:formula="of:=[.$F$4]*[.D20]" office:value-type="float" office:value="36">
            <text:p>36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128/81</text:p>
          </table:table-cell>
          <table:table-cell table:style-name="ce8" office:value-type="float" office:value="1.58024691358025">
            <text:p>1.5802469136</text:p>
          </table:table-cell>
          <table:table-cell table:style-name="ce11" table:formula="of:=[.D21]-1" office:value-type="float" office:value="0.58024691358025">
            <text:p>0.5802469136</text:p>
          </table:table-cell>
          <table:table-cell table:style-name="ce26" table:formula="of:=[.$F$4]*[.E21]" office:value-type="float" office:value="13.925925925926">
            <text:p>13.926</text:p>
          </table:table-cell>
          <table:table-cell table:style-name="ce26" table:formula="of:=[.$F$4]*[.D21]" office:value-type="float" office:value="37.925925925926">
            <text:p>37.926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8/5</text:p>
          </table:table-cell>
          <table:table-cell table:style-name="ce8" office:value-type="float" office:value="1.6">
            <text:p>1.6</text:p>
          </table:table-cell>
          <table:table-cell table:style-name="ce11" table:formula="of:=[.D22]-1" office:value-type="float" office:value="0.6">
            <text:p>0.6</text:p>
          </table:table-cell>
          <table:table-cell table:style-name="ce26" table:formula="of:=[.$F$4]*[.E22]" office:value-type="float" office:value="14.4">
            <text:p>14.400</text:p>
          </table:table-cell>
          <table:table-cell table:style-name="ce26" table:formula="of:=[.$F$4]*[.D22]" office:value-type="float" office:value="38.4">
            <text:p>38.400</text:p>
          </table:table-cell>
          <table:table-cell/>
        </table:table-row>
        <table:table-row table:style-name="ro3">
          <table:table-cell table:style-name="ce20" office:value-type="string">
            <text:p>La</text:p>
          </table:table-cell>
          <table:table-cell table:style-name="ce20" office:value-type="string">
            <text:p>M6</text:p>
          </table:table-cell>
          <table:table-cell table:style-name="ce20" office:value-type="string">
            <text:p>5/3</text:p>
          </table:table-cell>
          <table:table-cell table:style-name="ce22" office:value-type="float" office:value="1.66666666666667">
            <text:p>1.6666666667</text:p>
          </table:table-cell>
          <table:table-cell table:style-name="ce23" table:formula="of:=[.D23]-1" office:value-type="float" office:value="0.66666666666667">
            <text:p>0.6666666667</text:p>
          </table:table-cell>
          <table:table-cell table:style-name="ce25" table:formula="of:=[.$F$4]*[.E23]" office:value-type="float" office:value="16.0000000000001">
            <text:p>16.000</text:p>
          </table:table-cell>
          <table:table-cell table:style-name="ce25" table:formula="of:=[.$F$4]*[.D23]" office:value-type="float" office:value="40.0000000000001">
            <text:p>4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27/16</text:p>
          </table:table-cell>
          <table:table-cell table:style-name="ce8" office:value-type="float" office:value="1.6875">
            <text:p>1.6875</text:p>
          </table:table-cell>
          <table:table-cell table:style-name="ce11" table:formula="of:=[.D24]-1" office:value-type="float" office:value="0.6875">
            <text:p>0.6875</text:p>
          </table:table-cell>
          <table:table-cell table:style-name="ce26" table:formula="of:=[.$F$4]*[.E24]" office:value-type="float" office:value="16.5">
            <text:p>16.500</text:p>
          </table:table-cell>
          <table:table-cell table:style-name="ce26" table:formula="of:=[.$F$4]*[.D24]" office:value-type="float" office:value="40.5">
            <text:p>40.5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16/9</text:p>
          </table:table-cell>
          <table:table-cell table:style-name="ce8" office:value-type="float" office:value="1.77777777777778">
            <text:p>1.7777777778</text:p>
          </table:table-cell>
          <table:table-cell table:style-name="ce11" table:formula="of:=[.D25]-1" office:value-type="float" office:value="0.77777777777778">
            <text:p>0.7777777778</text:p>
          </table:table-cell>
          <table:table-cell table:style-name="ce26" table:formula="of:=[.$F$4]*[.E25]" office:value-type="float" office:value="18.6666666666667">
            <text:p>18.667</text:p>
          </table:table-cell>
          <table:table-cell table:style-name="ce26" table:formula="of:=[.$F$4]*[.D25]" office:value-type="float" office:value="42.6666666666667">
            <text:p>42.667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9/5</text:p>
          </table:table-cell>
          <table:table-cell table:style-name="ce8" office:value-type="float" office:value="1.8">
            <text:p>1.8</text:p>
          </table:table-cell>
          <table:table-cell table:style-name="ce11" table:formula="of:=[.D26]-1" office:value-type="float" office:value="0.8">
            <text:p>0.8</text:p>
          </table:table-cell>
          <table:table-cell table:style-name="ce26" table:formula="of:=[.$F$4]*[.E26]" office:value-type="float" office:value="19.2">
            <text:p>19.200</text:p>
          </table:table-cell>
          <table:table-cell table:style-name="ce26" table:formula="of:=[.$F$4]*[.D26]" office:value-type="float" office:value="43.2">
            <text:p>43.200</text:p>
          </table:table-cell>
          <table:table-cell/>
        </table:table-row>
        <table:table-row table:style-name="ro3">
          <table:table-cell table:style-name="ce20" office:value-type="string">
            <text:p>Ti</text:p>
          </table:table-cell>
          <table:table-cell table:style-name="ce20" office:value-type="string">
            <text:p>M7</text:p>
          </table:table-cell>
          <table:table-cell table:style-name="ce20" office:value-type="string">
            <text:p>15/8</text:p>
          </table:table-cell>
          <table:table-cell table:style-name="ce22" office:value-type="float" office:value="1.875">
            <text:p>1.875</text:p>
          </table:table-cell>
          <table:table-cell table:style-name="ce23" table:formula="of:=[.D27]-1" office:value-type="float" office:value="0.875">
            <text:p>0.875</text:p>
          </table:table-cell>
          <table:table-cell table:style-name="ce25" table:formula="of:=[.$F$4]*[.E27]" office:value-type="float" office:value="21">
            <text:p>21.000</text:p>
          </table:table-cell>
          <table:table-cell table:style-name="ce25" table:formula="of:=[.$F$4]*[.D27]" office:value-type="float" office:value="45">
            <text:p>45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243/128</text:p>
          </table:table-cell>
          <table:table-cell table:style-name="ce8" office:value-type="float" office:value="1.8984375">
            <text:p>1.8984375</text:p>
          </table:table-cell>
          <table:table-cell table:style-name="ce11" table:formula="of:=[.D28]-1" office:value-type="float" office:value="0.8984375">
            <text:p>0.8984375</text:p>
          </table:table-cell>
          <table:table-cell table:style-name="ce26" table:formula="of:=[.$F$4]*[.E28]" office:value-type="float" office:value="21.5625">
            <text:p>21.563</text:p>
          </table:table-cell>
          <table:table-cell table:style-name="ce26" table:formula="of:=[.$F$4]*[.D28]" office:value-type="float" office:value="45.5625">
            <text:p>45.563</text:p>
          </table:table-cell>
          <table:table-cell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8</text:p>
          </table:table-cell>
          <table:table-cell table:style-name="ce20" office:value-type="string">
            <text:p>2/1</text:p>
          </table:table-cell>
          <table:table-cell table:style-name="ce22" office:value-type="float" office:value="2">
            <text:p>2</text:p>
          </table:table-cell>
          <table:table-cell table:style-name="ce23" table:formula="of:=[.D29]-1" office:value-type="float" office:value="1">
            <text:p>1</text:p>
          </table:table-cell>
          <table:table-cell table:style-name="ce25" table:formula="of:=[.$F$4]*[.E29]" office:value-type="float" office:value="24">
            <text:p>24.000</text:p>
          </table:table-cell>
          <table:table-cell table:style-name="ce25" table:formula="of:=[.$F$4]*[.D29]" office:value-type="float" office:value="48">
            <text:p>48.00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sl</text:p>
          </table:table-cell>
          <table:table-cell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4:30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11-16T19:53:18</meta:creation-date>
    <dc:date>2014-03-27T21:31:02</dc:date>
    <meta:editing-duration>P2DT8H23M54S</meta:editing-duration>
    <meta:editing-cycles>23</meta:editing-cycles>
    <meta:generator>LibreOffice/3.6$Linux_X86_64 LibreOffice_project/360m1$Build-304</meta:generator>
    <meta:print-date>2011-11-16T20:31:16</meta:print-date>
    <dc:creator>Ryan </dc:creator>
    <meta:document-statistic meta:table-count="2" meta:cell-count="416" meta:object-count="0"/>
  </office:meta>
</office:document-meta>
</file>